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60000011391E319366E4645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a1a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765 – Gerar Documento Transporte </text:span></text:p>
      <text:p text:style-name="P1"/>
      <text:p text:style-name="P1"><draw:frame draw:style-name="fr1" draw:name="Figura1" text:anchor-type="paragraph" svg:width="17cm" svg:height="5.918cm" draw:z-index="0"><draw:image xlink:href="Pictures/10000000000003160000011391E319366E4645D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08:50:22.621000000</dc:date>
    <meta:editing-duration>PT3H18M6S</meta:editing-duration>
    <meta:editing-cycles>8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6" meta:character-count="45" meta:non-whitespace-character-count="37"/>
  </office:meta>
</office:document-meta>
</file>